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744cm" fo:min-width="2.95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356cm" fo:min-width="2.50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896cm" fo:min-width="3.44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584cm" fo:min-width="3.68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126cm" fo:min-width="3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235cm" fo:min-width="2.539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814cm" fo:min-width="4.00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356cm" fo:min-width="3.39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929cm" fo:min-width="3.33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409cm" fo:min-width="4.656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146cm" fo:min-width="2.921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126cm" fo:min-width="3.551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1.897cm" fo:min-width="4.48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896cm" fo:min-width="3.362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1.699cm" fo:min-width="4.609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1.929cm" fo:min-width="4.966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1.048cm" fo:min-width="3.805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1.336cm" fo:min-width="4.029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1.393cm" fo:min-width="5.166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148cm" fo:min-width="3.668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1.15cm" fo:min-width="4.747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194cm" fo:min-width="5.078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356cm" fo:min-width="3.13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241cm" fo:min-width="3.785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1.966cm" fo:min-width="4.215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1.641cm" fo:min-width="5.519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594cm" fo:min-width="5.017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15cm" fo:min-width="4.112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851cm" fo:min-width="5.497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851cm" fo:min-width="4.989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2.309cm" fo:min-width="4.876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1.851cm" fo:min-width="5.053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621cm" fo:min-width="5.07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194cm" fo:min-width="5.65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2.194cm" fo:min-width="4.888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1.335cm" fo:min-width="5.299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1.764cm" fo:min-width="5.886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966cm" fo:min-width="5.866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991cm" fo:min-width="3.811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1.736cm" fo:min-width="5.001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1.929cm" fo:min-width="4.346cm"/>
    </style:style>
    <style:style style:name="gr44" style:family="graphic" style:parent-style-name="standard">
      <style:graphic-properties draw:fill-color="#cfe7f5" draw:textarea-horizontal-align="justify" draw:textarea-vertical-align="middle" draw:auto-grow-height="false" fo:min-height="1.048cm" fo:min-width="3.551cm"/>
    </style:style>
    <style:style style:name="gr45" style:family="graphic" style:parent-style-name="standard">
      <style:graphic-properties draw:fill-color="#cfe7f5" draw:textarea-horizontal-align="justify" draw:textarea-vertical-align="middle" draw:auto-grow-height="false" fo:min-height="1.966cm" fo:min-width="3.453cm"/>
    </style:style>
    <style:style style:name="gr46" style:family="graphic" style:parent-style-name="standard">
      <style:graphic-properties draw:fill-color="#cfe7f5" draw:textarea-horizontal-align="justify" draw:textarea-vertical-align="middle" draw:auto-grow-height="false" fo:min-height="1.966cm" fo:min-width="4.723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1.469cm" fo:min-width="3.759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621cm" fo:min-width="4.759cm"/>
    </style:style>
    <style:style style:name="gr49" style:family="graphic" style:parent-style-name="standard">
      <style:graphic-properties draw:fill-color="#cfe7f5" draw:textarea-horizontal-align="justify" draw:textarea-vertical-align="middle" draw:auto-grow-height="false" fo:min-height="1.584cm" fo:min-width="4.763cm"/>
    </style:style>
    <style:style style:name="gr50" style:family="graphic" style:parent-style-name="standard">
      <style:graphic-properties draw:fill-color="#cfe7f5" draw:textarea-horizontal-align="justify" draw:textarea-vertical-align="middle" draw:auto-grow-height="false" fo:min-height="1.584cm" fo:min-width="5.52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1.1cm" svg:x="50.221cm" svg:y="46.551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5" draw:id="id35" draw:layer="layout" svg:width="3.175cm" svg:height="1.778cm" svg:x="35.925cm" svg:y="46.516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26cm" svg:height="1.651cm" svg:x="28.051cm" svg:y="21.447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1.27cm" svg:x="34.147cm" svg:y="21.637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382cm" svg:height="2.032cm" svg:x="44.846cm" svg:y="24.114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382cm" svg:height="1.524cm" svg:x="44.846cm" svg:y="21.193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7.037cm" svg:y1="24.114cm" svg:x2="47.037cm" svg:y2="22.717cm" draw:start-shape="id1" draw:start-glue-point="0" draw:end-shape="id2" draw:end-glue-point="2" svg:d="M47037 24114v-1397" svg:viewBox="0 0 1 1398">
          <text:p/>
        </draw:connector>
        <draw:connector draw:style-name="gr7" draw:text-style-name="P5" draw:layer="layout" svg:x1="44.612cm" svg:y1="41.322cm" svg:x2="51.999cm" svg:y2="46.551cm" draw:start-shape="id3" draw:start-glue-point="2" draw:end-shape="id4" draw:end-glue-point="0" svg:d="M44612 41322v2615h7387v2614" svg:viewBox="0 0 7388 5230">
          <text:p/>
        </draw:connector>
        <draw:custom-shape draw:style-name="gr8" draw:text-style-name="P2" xml:id="id5" draw:id="id5" draw:layer="layout" svg:width="3.199cm" svg:height="1.645cm" svg:x="43.013cm" svg:y="34.404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4.723cm" svg:height="2.286cm" svg:x="42.251cm" svg:y="39.036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4.612cm" svg:y1="39.036cm" svg:x2="44.612cm" svg:y2="36.049cm" draw:start-shape="id3" draw:start-glue-point="0" draw:end-shape="id5" draw:end-glue-point="2" svg:d="M44612 39036v-2987" svg:viewBox="0 0 1 2988">
          <text:p/>
        </draw:connector>
        <draw:custom-shape draw:style-name="gr10" draw:text-style-name="P2" xml:id="id7" draw:id="id7" draw:layer="layout" svg:width="4.064cm" svg:height="1.778cm" svg:x="49.967cm" svg:y="34.337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" draw:id="id6" draw:layer="layout" svg:width="4.064cm" svg:height="2.413cm" svg:x="49.967cm" svg:y="38.973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1.999cm" svg:y1="38.973cm" svg:x2="51.999cm" svg:y2="36.115cm" draw:start-shape="id6" draw:start-glue-point="0" draw:end-shape="id7" draw:end-glue-point="2" svg:d="M51999 38973v-2858" svg:viewBox="0 0 1 2859">
          <text:p/>
        </draw:connector>
        <draw:connector draw:style-name="gr7" draw:text-style-name="P5" draw:layer="layout" draw:line-skew="2.349cm" svg:x1="57.623cm" svg:y1="35.226cm" svg:x2="49.228cm" svg:y2="25.13cm" draw:start-shape="id8" draw:start-glue-point="3" draw:end-shape="id1" svg:d="M57623 35226h-1848v-10096h-6547" svg:viewBox="0 0 8396 10097">
          <text:p/>
        </draw:connector>
        <draw:custom-shape draw:style-name="gr12" draw:text-style-name="P2" xml:id="id9" draw:id="id9" draw:layer="layout" svg:width="5.334cm" svg:height="1.837cm" svg:x="32.567cm" svg:y="37.794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0" draw:id="id10" draw:layer="layout" svg:width="3.571cm" svg:height="1.546cm" svg:x="33.449cm" svg:y="40.856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" draw:id="id12" draw:layer="layout" svg:width="4.199cm" svg:height="1.524cm" svg:x="33.135cm" svg:y="32.11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1" draw:id="id11" draw:layer="layout" svg:width="5.215cm" svg:height="2.379cm" svg:x="32.627cm" svg:y="34.605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5.234cm" svg:y1="39.631cm" svg:x2="35.234cm" svg:y2="40.856cm" draw:start-shape="id9" draw:start-glue-point="2" draw:end-shape="id10" draw:end-glue-point="0" svg:d="M35234 39631v1225" svg:viewBox="0 0 1 1226">
          <text:p/>
        </draw:connector>
        <draw:connector draw:style-name="gr7" draw:text-style-name="P5" draw:layer="layout" svg:x1="35.234cm" svg:y1="34.605cm" svg:x2="35.234cm" svg:y2="33.639cm" draw:start-shape="id11" draw:start-glue-point="0" draw:end-shape="id12" draw:end-glue-point="2" svg:d="M35234 34605v-966" svg:viewBox="0 0 1 967">
          <text:p/>
        </draw:connector>
        <draw:connector draw:style-name="gr7" draw:text-style-name="P5" draw:layer="layout" svg:x1="32.627cm" svg:y1="35.794cm" svg:x2="44.846cm" svg:y2="25.13cm" draw:start-shape="id11" draw:start-glue-point="3" draw:end-shape="id1" draw:end-glue-point="3" svg:d="M32627 35794h-502v-10664h12721" svg:viewBox="0 0 12722 10665">
          <text:p/>
        </draw:connector>
        <draw:custom-shape draw:style-name="gr16" draw:text-style-name="P2" xml:id="id13" draw:id="id13" draw:layer="layout" svg:width="3.986cm" svg:height="1.27cm" svg:x="58.289cm" svg:y="31.226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8" draw:id="id8" draw:layer="layout" svg:width="5.319cm" svg:height="2.159cm" svg:x="57.623cm" svg:y="34.147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4" draw:id="id14" draw:layer="layout" svg:width="5.7cm" svg:height="2.413cm" svg:x="57.432cm" svg:y="38.973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0.282cm" svg:y1="34.147cm" svg:x2="60.282cm" svg:y2="32.496cm" draw:start-shape="id8" draw:start-glue-point="0" draw:end-shape="id13" draw:end-glue-point="2" svg:d="M60282 34147v-1651" svg:viewBox="0 0 1 1652">
          <text:p/>
        </draw:connector>
        <draw:connector draw:style-name="gr7" draw:text-style-name="P5" draw:layer="layout" svg:x1="60.282cm" svg:y1="38.973cm" svg:x2="60.282cm" svg:y2="36.306cm" draw:start-shape="id14" draw:start-glue-point="0" draw:end-shape="id8" draw:end-glue-point="2" svg:d="M60282 38973v-2667" svg:viewBox="0 0 1 2668">
          <text:p/>
        </draw:connector>
        <draw:connector draw:style-name="gr7" draw:text-style-name="P5" draw:layer="layout" svg:x1="51.999cm" svg:y1="41.386cm" svg:x2="51.999cm" svg:y2="46.551cm" draw:start-shape="id6" draw:start-glue-point="2" draw:end-shape="id4" draw:end-glue-point="0" svg:d="M51999 41386v5165" svg:viewBox="0 0 1 5166">
          <text:p/>
        </draw:connector>
        <draw:connector draw:style-name="gr7" draw:text-style-name="P5" draw:layer="layout" svg:x1="51.999cm" svg:y1="34.337cm" svg:x2="49.228cm" svg:y2="25.13cm" draw:start-shape="id7" draw:start-glue-point="0" draw:end-shape="id1" draw:end-glue-point="1" svg:d="M51999 34337v-9207h-2771" svg:viewBox="0 0 2772 9208">
          <text:p/>
        </draw:connector>
        <draw:custom-shape draw:style-name="gr19" draw:text-style-name="P2" xml:id="id16" draw:id="id16" draw:layer="layout" svg:width="4.445cm" svg:height="1.438cm" svg:x="54.793cm" svg:y="59.075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5" draw:id="id15" draw:layer="layout" svg:width="4.699cm" svg:height="1.756cm" svg:x="54.666cm" svg:y="62.462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8" draw:id="id18" draw:layer="layout" svg:width="4.699cm" svg:height="1.756cm" svg:x="48.443cm" svg:y="62.462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7" draw:id="id17" draw:layer="layout" svg:width="5.842cm" svg:height="1.819cm" svg:x="51.11cm" svg:y="69.068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7.015cm" svg:y1="62.462cm" svg:x2="57.015cm" svg:y2="60.513cm" draw:start-shape="id15" draw:start-glue-point="0" draw:end-shape="id16" draw:end-glue-point="2" svg:d="M57015 62462v-1949" svg:viewBox="0 0 1 1950">
          <text:p/>
        </draw:connector>
        <draw:connector draw:style-name="gr7" draw:text-style-name="P5" draw:layer="layout" svg:x1="54.031cm" svg:y1="69.068cm" svg:x2="57.015cm" svg:y2="64.218cm" draw:start-shape="id17" draw:start-glue-point="0" draw:end-shape="id15" draw:end-glue-point="2" svg:d="M54031 69068v-2425h2984v-2425" svg:viewBox="0 0 2985 4851">
          <text:p/>
        </draw:connector>
        <draw:connector draw:style-name="gr7" draw:text-style-name="P5" draw:layer="layout" svg:x1="54.031cm" svg:y1="69.068cm" svg:x2="50.792cm" svg:y2="64.218cm" draw:start-shape="id17" draw:start-glue-point="0" draw:end-shape="id18" draw:end-glue-point="2" svg:d="M54031 69068v-2425h-3239v-2425" svg:viewBox="0 0 3240 4851">
          <text:p/>
        </draw:connector>
        <draw:custom-shape draw:style-name="gr22" draw:text-style-name="P2" xml:id="id32" draw:id="id32" draw:layer="layout" svg:width="4.318cm" svg:height="1.548cm" svg:x="80.311cm" svg:y="63.369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5" draw:id="id25" draw:layer="layout" svg:width="5.397cm" svg:height="1.55cm" svg:x="65.796cm" svg:y="53.03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4" draw:id="id24" draw:layer="layout" svg:width="5.842cm" svg:height="2.708cm" svg:x="65.573cm" svg:y="55.986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27" draw:id="id27" draw:layer="layout" svg:width="3.81cm" svg:height="1.778cm" svg:x="80.565cm" svg:y="52.916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28" draw:id="id28" draw:layer="layout" svg:width="4.445cm" svg:height="1.651cm" svg:x="80.248cm" svg:y="48.979cm">
          <text:p text:style-name="P1">Vendor</text:p>
          <text:p text:style-name="P1"><text:span text:style-name="T1">PK:DB_Vendor_ID</text:span>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6" draw:id="id26" draw:layer="layout" svg:width="4.953cm" svg:height="2.454cm" svg:x="79.994cm" svg:y="56.113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3" draw:id="id33" draw:layer="layout" svg:width="6.223cm" svg:height="2.095cm" svg:x="72.765cm" svg:y="56.293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34" draw:id="id34" draw:layer="layout" svg:width="5.715cm" svg:height="2.042cm" svg:x="87.782cm" svg:y="56.319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0" draw:id="id30" draw:layer="layout" svg:width="4.762cm" svg:height="1.55cm" svg:x="95.64cm" svg:y="53.03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9" draw:id="id29" draw:layer="layout" svg:width="6.223cm" svg:height="2.327cm" svg:x="94.91cm" svg:y="56.177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1" draw:id="id31" draw:layer="layout" svg:width="5.715cm" svg:height="2.327cm" svg:x="79.613cm" svg:y="68.814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6" draw:id="id36" draw:layer="layout" svg:width="5.652cm" svg:height="2.835cm" svg:x="104.276cm" svg:y="61.599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8" draw:id="id38" draw:layer="layout" svg:width="5.779cm" svg:height="2.327cm" svg:x="104.213cm" svg:y="58.404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39" draw:id="id39" draw:layer="layout" svg:width="5.779cm" svg:height="2.073cm" svg:x="104.213cm" svg:y="65.429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0" draw:id="id40" draw:layer="layout" svg:width="6.414cm" svg:height="2.708cm" svg:x="103.895cm" svg:y="72.0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7" draw:id="id37" draw:layer="layout" svg:width="5.652cm" svg:height="2.708cm" svg:x="104.276cm" svg:y="68.623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20" draw:id="id20" draw:layer="layout" svg:width="5.969cm" svg:height="1.755cm" svg:x="111.99cm" svg:y="79.385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19" draw:id="id19" draw:layer="layout" svg:width="6.604cm" svg:height="2.232cm" svg:x="119.237cm" svg:y="79.146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21" draw:id="id21" draw:layer="layout" svg:width="6.604cm" svg:height="2.454cm" svg:x="103.8cm" svg:y="79.035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23" draw:id="id23" draw:layer="layout" svg:width="4.445cm" svg:height="1.375cm" svg:x="112.436cm" svg:y="75.99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22" draw:id="id22" draw:layer="layout" svg:width="5.715cm" svg:height="2.2cm" svg:x="104.245cm" svg:y="75.582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19.237cm" svg:y1="80.262cm" svg:x2="117.959cm" svg:y2="80.262cm" draw:start-shape="id19" draw:start-glue-point="3" draw:end-shape="id20" draw:end-glue-point="1" svg:d="M119237 80262h-1278" svg:viewBox="0 0 1279 1">
          <text:p/>
        </draw:connector>
        <draw:connector draw:style-name="gr7" draw:text-style-name="P5" draw:layer="layout" svg:x1="110.404cm" svg:y1="80.262cm" svg:x2="111.99cm" svg:y2="80.262cm" draw:start-shape="id21" draw:start-glue-point="1" draw:end-shape="id20" draw:end-glue-point="3" svg:d="M110404 80262h1586" svg:viewBox="0 0 1587 1">
          <text:p/>
        </draw:connector>
        <draw:connector draw:style-name="gr7" draw:text-style-name="P5" draw:layer="layout" svg:x1="109.96cm" svg:y1="76.682cm" svg:x2="112.436cm" svg:y2="76.682cm" draw:start-shape="id22" draw:start-glue-point="1" draw:end-shape="id23" draw:end-glue-point="3" svg:d="M109960 76682h2476" svg:viewBox="0 0 2477 1">
          <text:p/>
        </draw:connector>
        <draw:connector draw:style-name="gr7" draw:text-style-name="P5" draw:layer="layout" svg:x1="68.494cm" svg:y1="55.986cm" svg:x2="68.494cm" svg:y2="54.58cm" draw:start-shape="id24" draw:start-glue-point="0" draw:end-shape="id25" draw:end-glue-point="2" svg:d="M68494 55986v-1406" svg:viewBox="0 0 1 1407">
          <text:p/>
        </draw:connector>
        <draw:connector draw:style-name="gr7" draw:text-style-name="P5" draw:layer="layout" svg:x1="82.47cm" svg:y1="56.113cm" svg:x2="82.47cm" svg:y2="54.694cm" draw:start-shape="id26" draw:start-glue-point="0" draw:end-shape="id27" draw:end-glue-point="2" svg:d="M82470 56113v-1419" svg:viewBox="0 0 1 1420">
          <text:p/>
        </draw:connector>
        <draw:connector draw:style-name="gr7" draw:text-style-name="P5" draw:layer="layout" svg:x1="82.47cm" svg:y1="52.916cm" svg:x2="82.47cm" svg:y2="50.63cm" draw:start-shape="id27" draw:start-glue-point="0" draw:end-shape="id28" draw:end-glue-point="2" svg:d="M82470 52916v-2286" svg:viewBox="0 0 1 2287">
          <text:p/>
        </draw:connector>
        <draw:connector draw:style-name="gr7" draw:text-style-name="P5" draw:layer="layout" svg:x1="98.021cm" svg:y1="56.177cm" svg:x2="98.021cm" svg:y2="54.58cm" draw:start-shape="id29" draw:start-glue-point="0" draw:end-shape="id30" draw:end-glue-point="2" svg:d="M98021 56177v-1597" svg:viewBox="0 0 1 1598">
          <text:p/>
        </draw:connector>
        <draw:connector draw:style-name="gr7" draw:text-style-name="P5" draw:layer="layout" svg:x1="82.47cm" svg:y1="68.814cm" svg:x2="82.47cm" svg:y2="64.917cm" draw:start-shape="id31" draw:start-glue-point="0" draw:end-shape="id32" draw:end-glue-point="2" svg:d="M82470 68814v-3897" svg:viewBox="0 0 1 3898">
          <text:p/>
        </draw:connector>
        <draw:connector draw:style-name="gr7" draw:text-style-name="P5" draw:layer="layout" svg:x1="79.613cm" svg:y1="69.977cm" svg:x2="56.952cm" svg:y2="69.977cm" draw:start-shape="id31" draw:start-glue-point="3" draw:end-shape="id17" draw:end-glue-point="1" svg:d="M79613 69977h-22661" svg:viewBox="0 0 22662 1">
          <text:p/>
        </draw:connector>
        <draw:connector draw:style-name="gr7" draw:text-style-name="P5" draw:layer="layout" svg:x1="75.876cm" svg:y1="58.388cm" svg:x2="82.47cm" svg:y2="63.369cm" draw:start-shape="id33" draw:start-glue-point="2" draw:end-shape="id32" draw:end-glue-point="0" svg:d="M75876 58388v2491h6594v2490" svg:viewBox="0 0 6595 4982">
          <text:p/>
        </draw:connector>
        <draw:connector draw:style-name="gr7" draw:text-style-name="P5" draw:layer="layout" draw:line-skew="-0.557cm" svg:x1="90.639cm" svg:y1="58.361cm" svg:x2="82.47cm" svg:y2="63.369cm" draw:start-shape="id34" draw:start-glue-point="2" draw:end-shape="id32" draw:end-glue-point="0" svg:d="M90639 58361v1948h-8169v3060" svg:viewBox="0 0 8170 5009">
          <text:p/>
        </draw:connector>
        <draw:connector draw:style-name="gr7" draw:text-style-name="P5" draw:layer="layout" draw:line-skew="0.547cm" svg:x1="68.494cm" svg:y1="58.694cm" svg:x2="82.47cm" svg:y2="63.369cm" draw:start-shape="id24" draw:start-glue-point="2" draw:end-shape="id32" draw:end-glue-point="0" svg:d="M68494 58694v2885h13976v1790" svg:viewBox="0 0 13977 4676">
          <text:p/>
        </draw:connector>
        <draw:connector draw:style-name="gr7" draw:text-style-name="P5" draw:layer="layout" draw:line-skew="0.388cm" svg:x1="98.021cm" svg:y1="58.504cm" svg:x2="82.47cm" svg:y2="63.369cm" draw:start-shape="id29" draw:start-glue-point="2" draw:end-shape="id32" draw:end-glue-point="0" svg:d="M98021 58504v2821h-15551v2044" svg:viewBox="0 0 15552 4866">
          <text:p/>
        </draw:connector>
        <draw:connector draw:style-name="gr7" draw:text-style-name="P5" draw:layer="layout" svg:x1="82.47cm" svg:y1="58.567cm" svg:x2="82.47cm" svg:y2="63.369cm" draw:start-shape="id26" draw:start-glue-point="2" draw:end-shape="id32" draw:end-glue-point="0" svg:d="M82470 58567v4802" svg:viewBox="0 0 1 4803">
          <text:p/>
        </draw:connector>
        <draw:connector draw:style-name="gr7" draw:text-style-name="P5" draw:layer="layout" svg:x1="80.248cm" svg:y1="49.804cm" svg:x2="49.228cm" svg:y2="25.13cm" draw:start-shape="id28" draw:start-glue-point="3" draw:end-shape="id1" draw:end-glue-point="1" svg:d="M80248 49804h-15510v-24674h-15510" svg:viewBox="0 0 31021 24675">
          <text:p/>
        </draw:connector>
        <draw:connector draw:style-name="gr7" draw:text-style-name="P5" draw:layer="layout" svg:x1="39.1cm" svg:y1="47.405cm" svg:x2="50.221cm" svg:y2="47.101cm" draw:start-shape="id35" draw:start-glue-point="1" draw:end-shape="id4" draw:end-glue-point="3" svg:d="M39100 47405h5561v-304h5560" svg:viewBox="0 0 11122 305">
          <text:p/>
        </draw:connector>
        <draw:connector draw:style-name="gr7" draw:text-style-name="P5" draw:layer="layout" svg:x1="109.928cm" svg:y1="63.016cm" svg:x2="53.777cm" svg:y2="47.101cm" draw:start-shape="id36" draw:start-glue-point="1" draw:end-shape="id4" draw:end-glue-point="1" svg:d="M109928 63016h502v-15915h-56653" svg:viewBox="0 0 56654 15916">
          <text:p/>
        </draw:connector>
        <draw:connector draw:style-name="gr7" draw:text-style-name="P6" draw:layer="layout" svg:x1="35.234cm" svg:y1="37.794cm" svg:x2="35.234cm" svg:y2="36.984cm" draw:start-shape="id9" draw:start-glue-point="0" draw:end-shape="id11" draw:end-glue-point="2" svg:d="M35234 37794v-810" svg:viewBox="0 0 1 811">
          <text:p/>
        </draw:connector>
        <draw:connector draw:style-name="gr7" draw:text-style-name="P6" draw:layer="layout" svg:x1="60.282cm" svg:y1="41.386cm" svg:x2="51.999cm" svg:y2="46.551cm" draw:start-shape="id14" draw:start-glue-point="2" draw:end-shape="id4" draw:end-glue-point="0" svg:d="M60282 41386v2583h-8283v2582" svg:viewBox="0 0 8284 5166">
          <text:p/>
        </draw:connector>
        <draw:connector draw:style-name="gr7" draw:text-style-name="P6" draw:layer="layout" svg:x1="104.276cm" svg:y1="69.977cm" svg:x2="85.328cm" svg:y2="69.977cm" draw:start-shape="id37" draw:start-glue-point="3" draw:end-shape="id31" draw:end-glue-point="1" svg:d="M104276 69977h-18948" svg:viewBox="0 0 18949 1">
          <text:p/>
        </draw:connector>
        <draw:connector draw:style-name="gr7" draw:text-style-name="P6" draw:layer="layout" draw:line-skew="5.29cm" svg:x1="104.213cm" svg:y1="59.567cm" svg:x2="85.328cm" svg:y2="69.977cm" draw:start-shape="id38" draw:start-glue-point="3" draw:end-shape="id31" draw:end-glue-point="1" svg:d="M104213 59567h-4153v10410h-14732" svg:viewBox="0 0 18886 10411">
          <text:p/>
        </draw:connector>
        <draw:connector draw:style-name="gr7" draw:text-style-name="P6" draw:layer="layout" draw:line-skew="6.147cm" svg:x1="104.276cm" svg:y1="63.016cm" svg:x2="85.328cm" svg:y2="69.977cm" draw:start-shape="id36" draw:start-glue-point="3" draw:end-shape="id31" draw:end-glue-point="1" svg:d="M104276 63016h-3327v6961h-15621" svg:viewBox="0 0 18949 6962">
          <text:p/>
        </draw:connector>
        <draw:connector draw:style-name="gr7" draw:text-style-name="P6" draw:layer="layout" draw:line-skew="7.195cm" svg:x1="104.213cm" svg:y1="66.465cm" svg:x2="85.328cm" svg:y2="69.977cm" draw:start-shape="id39" draw:start-glue-point="3" draw:end-shape="id31" draw:end-glue-point="1" svg:d="M104213 66465h-2248v3512h-16637" svg:viewBox="0 0 18886 3513">
          <text:p/>
        </draw:connector>
        <draw:connector draw:style-name="gr7" draw:text-style-name="P6" draw:layer="layout" draw:line-skew="6.972cm" svg:x1="103.895cm" svg:y1="73.364cm" svg:x2="85.328cm" svg:y2="69.977cm" draw:start-shape="id40" draw:start-glue-point="3" draw:end-shape="id31" draw:end-glue-point="1" svg:d="M103895 73364h-2311v-3387h-16256" svg:viewBox="0 0 18568 3388">
          <text:p/>
        </draw:connector>
        <draw:connector draw:style-name="gr7" draw:text-style-name="P6" draw:layer="layout" draw:line-skew="5.909cm" svg:x1="104.245cm" svg:y1="76.682cm" svg:x2="85.328cm" svg:y2="69.977cm" draw:start-shape="id22" draw:start-glue-point="3" draw:end-shape="id31" draw:end-glue-point="1" svg:d="M104245 76682h-3550v-6705h-15367" svg:viewBox="0 0 18918 6706">
          <text:p/>
        </draw:connector>
        <draw:connector draw:style-name="gr7" draw:text-style-name="P6" draw:layer="layout" svg:x1="103.8cm" svg:y1="80.262cm" svg:x2="85.328cm" svg:y2="69.977cm" draw:start-shape="id21" draw:start-glue-point="3" draw:end-shape="id31" draw:end-glue-point="1" svg:d="M103800 80262h-9236v-10285h-9236" svg:viewBox="0 0 18473 10286">
          <text:p/>
        </draw:connector>
        <draw:custom-shape draw:style-name="gr13" draw:text-style-name="P2" xml:id="id42" draw:id="id42" draw:layer="layout" svg:width="3.571cm" svg:height="1.546cm" svg:x="30.076cm" svg:y="43.523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41" draw:id="id41" draw:layer="layout" svg:width="5.08cm" svg:height="2.413cm" svg:x="29.321cm" svg:y="46.199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31.861cm" svg:y1="46.199cm" svg:x2="31.861cm" svg:y2="45.069cm" draw:start-shape="id41" draw:start-glue-point="0" draw:end-shape="id42" draw:end-glue-point="2" svg:d="M31861 46199v-1130" svg:viewBox="0 0 1 1131">
          <text:p/>
        </draw:connector>
        <draw:connector draw:style-name="gr7" draw:text-style-name="P6" draw:layer="layout" svg:x1="34.401cm" svg:y1="47.405cm" svg:x2="35.925cm" svg:y2="47.405cm" draw:start-shape="id41" draw:start-glue-point="1" draw:end-shape="id35" draw:end-glue-point="3" svg:d="M34401 47405h1524" svg:viewBox="0 0 1525 1">
          <text:p/>
        </draw:connector>
        <draw:custom-shape draw:style-name="gr44" draw:text-style-name="P2" draw:layer="layout" svg:width="4.191cm" svg:height="1.438cm" svg:x="168.64cm" svg:y="67.38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4.191cm" svg:height="2.454cm" svg:x="168.64cm" svg:y="69.666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5.461cm" svg:height="2.454cm" svg:x="168.259cm" svg:y="73.349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4.445cm" svg:height="1.905cm" svg:x="169.402cm" svg:y="76.56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5.461cm" svg:height="2.073cm" svg:x="167.37cm" svg:y="79.953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5.461cm" svg:height="2.032cm" svg:x="173.085cm" svg:y="81.518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6.223cm" svg:height="2.032cm" svg:x="172.196cm" svg:y="84.439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6.223cm" svg:height="2.032cm" svg:x="164.322cm" svg:y="85.201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6.223cm" svg:height="2.032cm" svg:x="158.48cm" svg:y="82.407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left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10T09:22:25.232951317</dc:date>
    <meta:editing-duration>P3DT15H48M42S</meta:editing-duration>
    <meta:editing-cycles>22</meta:editing-cycles>
    <meta:generator>LibreOffice/5.0.3.2$Linux_X86_64 LibreOffice_project/00m0$Build-2</meta:generator>
    <meta:document-statistic meta:object-count="96"/>
  </office:meta>
</office:document-meta>
</file>